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66cm" fo:margin-left="-0.042cm" table:align="left"/>
    </style:style>
    <style:style style:name="Table1.A" style:family="table-column">
      <style:table-column-properties style:column-width="1.97cm"/>
    </style:style>
    <style:style style:name="Table1.B" style:family="table-column">
      <style:table-column-properties style:column-width="2.9cm"/>
    </style:style>
    <style:style style:name="Table1.C" style:family="table-column">
      <style:table-column-properties style:column-width="4.327cm"/>
    </style:style>
    <style:style style:name="Table1.D" style:family="table-column">
      <style:table-column-properties style:column-width="3.935cm"/>
    </style:style>
    <style:style style:name="Table1.E" style:family="table-column">
      <style:table-column-properties style:column-width="3.933cm"/>
    </style:style>
    <style:style style:name="Table1.1" style:family="table-row">
      <style:table-row-properties style:min-row-height="0.7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8cm"/>
    </style:style>
    <style:style style:name="P1" style:family="paragraph" style:parent-style-name="Table_20_Contents">
      <style:text-properties officeooo:rsid="00081d21" officeooo:paragraph-rsid="00081d21"/>
    </style:style>
    <style:style style:name="P2" style:family="paragraph" style:parent-style-name="Table_20_Contents">
      <style:text-properties officeooo:rsid="00081d21" officeooo:paragraph-rsid="0008e242"/>
    </style:style>
    <style:style style:name="P3" style:family="paragraph" style:parent-style-name="Table_20_Contents">
      <style:text-properties officeooo:rsid="0008e242" officeooo:paragraph-rsid="0008e242"/>
    </style:style>
    <style:style style:name="P4" style:family="paragraph" style:parent-style-name="Table_20_Contents">
      <style:text-properties officeooo:rsid="000a5de9" officeooo:paragraph-rsid="000a5de9"/>
    </style:style>
    <style:style style:name="P5" style:family="paragraph" style:parent-style-name="Table_20_Contents">
      <style:text-properties officeooo:rsid="000b9e80" officeooo:paragraph-rsid="000b9e80"/>
    </style:style>
    <style:style style:name="P6" style:family="paragraph" style:parent-style-name="Standard">
      <style:text-properties officeooo:rsid="000b9e80" officeooo:paragraph-rsid="000b9e80"/>
    </style:style>
    <style:style style:name="P7" style:family="paragraph" style:parent-style-name="Standard">
      <style:text-properties fo:font-size="16pt" fo:font-weight="bold" officeooo:rsid="000b9e80" officeooo:paragraph-rsid="000b9e80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0d1120" officeooo:paragraph-rsid="000d1120"/>
    </style:style>
    <style:style style:name="P9" style:family="paragraph" style:parent-style-name="Preformatted_20_Text">
      <style:text-properties fo:color="#000000" style:font-name="DejaVu Sans Mono" fo:font-size="16pt" officeooo:rsid="000b9e80" officeooo:paragraph-rsid="000b9e80"/>
    </style:style>
    <style:style style:name="P10" style:family="paragraph" style:parent-style-name="Preformatted_20_Text">
      <style:text-properties fo:color="#000000" style:font-name="DejaVu Sans Mono" fo:font-size="16pt" fo:font-weight="bold" officeooo:rsid="000b9e80" officeooo:paragraph-rsid="000b9e80" style:font-size-asian="16pt" style:font-weight-asian="bold" style:font-size-complex="16pt" style:font-weight-complex="bold"/>
    </style:style>
    <style:style style:name="P11" style:family="paragraph" style:parent-style-name="Preformatted_20_Text">
      <style:text-properties officeooo:rsid="000b9e80" officeooo:paragraph-rsid="000b9e80"/>
    </style:style>
    <style:style style:name="P12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/>
    </style:style>
    <style:style style:name="P13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 fo:font-size="16pt"/>
    </style:style>
    <style:style style:name="P14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T1" style:family="text">
      <style:text-properties officeooo:rsid="0008e242"/>
    </style:style>
    <style:style style:name="T2" style:family="text">
      <style:text-properties officeooo:rsid="000b9e80"/>
    </style:style>
    <style:style style:name="T3" style:family="text">
      <style:text-properties fo:color="#008000"/>
    </style:style>
    <style:style style:name="T4" style:family="text">
      <style:text-properties fo:color="#008000" style:font-name="DejaVu Sans Mono" fo:font-size="16pt" fo:font-weight="bold"/>
    </style:style>
    <style:style style:name="T5" style:family="text">
      <style:text-properties fo:color="#008000" fo:font-weight="bold"/>
    </style:style>
    <style:style style:name="T6" style:family="text">
      <style:text-properties style:font-name="DejaVu Sans Mono" fo:font-size="16pt"/>
    </style:style>
    <style:style style:name="T7" style:family="text">
      <style:text-properties fo:color="#0000ff"/>
    </style:style>
    <style:style style:name="T8" style:family="text">
      <style:text-properties fo:color="#0000ff" style:font-name="DejaVu Sans Mono" fo:font-size="16pt"/>
    </style:style>
    <style:style style:name="T9" style:family="text">
      <style:text-properties fo:color="#000080"/>
    </style:style>
    <style:style style:name="T10" style:family="text">
      <style:text-properties fo:color="#000080" style:font-name="DejaVu Sans Mono" fo:font-size="16pt"/>
    </style:style>
    <style:style style:name="T11" style:family="text">
      <style:text-properties fo:color="#808080"/>
    </style:style>
    <style:style style:name="T12" style:family="text">
      <style:text-properties fo:color="#808080" style:font-name="DejaVu Sans Mono" fo:font-size="16pt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s.no</text:p>
          </table:table-cell>
          <table:table-cell table:style-name="Table1.A1" office:value-type="string">
            <text:p text:style-name="P1">Method </text:p>
          </table:table-cell>
          <table:table-cell table:style-name="Table1.A1" office:value-type="string">
            <text:p text:style-name="P1">Parameters</text:p>
          </table:table-cell>
          <table:table-cell table:style-name="Table1.A1" office:value-type="string">
            <text:p text:style-name="P1">Url </text:p>
          </table:table-cell>
          <table:table-cell table:style-name="Table1.E1" office:value-type="string">
            <text:p text:style-name="P1">Description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---------</text:p>
          </table:table-cell>
          <table:table-cell table:style-name="Table1.A2" office:value-type="string">
            <text:p text:style-name="P1">api/people</text:p>
          </table:table-cell>
          <table:table-cell table:style-name="Table1.E2" office:value-type="string">
            <text:p text:style-name="P1">Get all people information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---------</text:p>
          </table:table-cell>
          <table:table-cell table:style-name="Table1.A2" office:value-type="string">
            <text:p text:style-name="P1"><text:span text:style-name="T1">a</text:span>pi/people/personid</text:p>
          </table:table-cell>
          <table:table-cell table:style-name="Table1.E2" office:value-type="string">
            <text:p text:style-name="P1">Get specific people information</text:p>
          </table:table-cell>
        </table:table-row>
        <table:table-row table:style-name="Table1.4"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2">GET</text:p>
          </table:table-cell>
          <table:table-cell table:style-name="Table1.A2" office:value-type="string">
            <text:p text:style-name="Table_20_Contents">---------</text:p>
          </table:table-cell>
          <table:table-cell table:style-name="Table1.A2" office:value-type="string">
            <text:p text:style-name="P3">api/posts</text:p>
          </table:table-cell>
          <table:table-cell table:style-name="Table1.E2" office:value-type="string">
            <text:p text:style-name="P3">Get all posts information</text:p>
          </table:table-cell>
        </table:table-row>
        <table:table-row table:style-name="Table1.4"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2">GET</text:p>
          </table:table-cell>
          <table:table-cell table:style-name="Table1.A2" office:value-type="string">
            <text:p text:style-name="Table_20_Contents">---------</text:p>
          </table:table-cell>
          <table:table-cell table:style-name="Table1.A2" office:value-type="string">
            <text:p text:style-name="P3">api/posts/postid</text:p>
          </table:table-cell>
          <table:table-cell table:style-name="Table1.E2" office:value-type="string">
            <text:p text:style-name="P3">Get specific post id</text:p>
          </table:table-cell>
        </table:table-row>
        <table:table-row table:style-name="Table1.4"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GET</text:p>
          </table:table-cell>
          <table:table-cell table:style-name="Table1.A2" office:value-type="string">
            <text:p text:style-name="Table_20_Contents">---------</text:p>
          </table:table-cell>
          <table:table-cell table:style-name="Table1.A2" office:value-type="string">
            <text:p text:style-name="P3">api/people/peopleid/posts</text:p>
          </table:table-cell>
          <table:table-cell table:style-name="Table1.E2" office:value-type="string">
            <text:p text:style-name="P3">Get all posts of specific people</text:p>
          </table:table-cell>
        </table:table-row>
        <table:table-row table:style-name="Table1.4"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GET </text:p>
          </table:table-cell>
          <table:table-cell table:style-name="Table1.A2" office:value-type="string">
            <text:p text:style-name="Table_20_Contents">-----------</text:p>
          </table:table-cell>
          <table:table-cell table:style-name="Table1.A2" office:value-type="string">
            <text:p text:style-name="P3">api/people/peopleid/searchActivity</text:p>
          </table:table-cell>
          <table:table-cell table:style-name="Table1.E2" office:value-type="string">
            <text:p text:style-name="P3">Get specific people search activity</text:p>
          </table:table-cell>
        </table:table-row>
        <table:table-row table:style-name="Table1.4"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GET</text:p>
          </table:table-cell>
          <table:table-cell table:style-name="Table1.A2" office:value-type="string">
            <text:p text:style-name="P4">querystring</text:p>
          </table:table-cell>
          <table:table-cell table:style-name="Table1.A2" office:value-type="string">
            <text:p text:style-name="P4">/similarwords?querystring=work</text:p>
          </table:table-cell>
          <table:table-cell table:style-name="Table1.E2" office:value-type="string">
            <text:p text:style-name="P4">Getting similar words for work</text:p>
          </table:table-cell>
        </table:table-row>
        <table:table-row table:style-name="Table1.4"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>GET</text:p>
          </table:table-cell>
          <table:table-cell table:style-name="Table1.A2" office:value-type="string">
            <text:p text:style-name="P4">-----------</text:p>
          </table:table-cell>
          <table:table-cell table:style-name="Table1.A2" office:value-type="string">
            <text:p text:style-name="P4">/api/messages</text:p>
          </table:table-cell>
          <table:table-cell table:style-name="Table1.E2" office:value-type="string">
            <text:p text:style-name="P4">Getting all messages</text:p>
            <text:p text:style-name="P4"/>
          </table:table-cell>
        </table:table-row>
        <table:table-row table:style-name="Table1.4"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POST</text:p>
          </table:table-cell>
          <table:table-cell table:style-name="Table1.A2" office:value-type="string">
            <text:p text:style-name="P4">sender, receiver, message, seen</text:p>
          </table:table-cell>
          <table:table-cell table:style-name="Table1.A2" office:value-type="string">
            <text:p text:style-name="P4">chat/sendmessage</text:p>
          </table:table-cell>
          <table:table-cell table:style-name="Table1.E2" office:value-type="string">
            <text:p text:style-name="P4">Storing message</text:p>
            <text:p text:style-name="P4">by using senderid receiverid, message, and seen</text:p>
          </table:table-cell>
        </table:table-row>
        <table:table-row table:style-name="Table1.4"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POST</text:p>
          </table:table-cell>
          <table:table-cell table:style-name="Table1.A2" office:value-type="string">
            <text:p text:style-name="P11">Parameter shown in below schema</text:p>
          </table:table-cell>
          <table:table-cell table:style-name="Table1.A2" office:value-type="string">
            <text:p text:style-name="P4">/<text:span text:style-name="T2">api/people/idofperson</text:span></text:p>
          </table:table-cell>
          <table:table-cell table:style-name="Table1.E2" office:value-type="string">
            <text:p text:style-name="P5">Storing single person details</text:p>
          </table:table-cell>
        </table:table-row>
        <table:table-row table:style-name="Table1.4"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5">POST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>Api/posts/postid</text:p>
          </table:table-cell>
          <table:table-cell table:style-name="Table1.E2" office:value-type="string">
            <text:p text:style-name="P5">Storing single post values</text:p>
          </table:table-cell>
        </table:table-row>
        <table:table-row table:style-name="Table1.4"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5">POST</text:p>
          </table:table-cell>
          <table:table-cell table:style-name="Table1.A2" office:value-type="string">
            <text:p text:style-name="P5">author, content, keywords</text:p>
          </table:table-cell>
          <table:table-cell table:style-name="Table1.A2" office:value-type="string">
            <text:p text:style-name="P4">/<text:span text:style-name="T2">api/searchActivity</text:span></text:p>
          </table:table-cell>
          <table:table-cell table:style-name="Table1.E2" office:value-type="string">
            <text:p text:style-name="P5">Storing search authorname content and similar keywords of search string</text:p>
          </table:table-cell>
        </table:table-row>
        <table:table-row table:style-name="Table1.4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4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</table:table>
      <text:p text:style-name="Standard"/>
      <text:p text:style-name="Standard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People Schema:</text:p>
      <text:p text:style-name="P9"><text:span text:style-name="T5">'schema'</text:span>: {</text:p>
      <text:p text:style-name="P14"><text:s text:c="4"/><text:span text:style-name="T4">'name'</text:span><text:span text:style-name="T6">: {</text:span></text:p>
      <text:p text:style-name="P14"><text:s text:c="8"/><text:span text:style-name="T4">'type'</text:span><text:span text:style-name="T6">: </text:span><text:span text:style-name="T4">'dict'</text:span><text:span text:style-name="T6">,</text:span></text:p>
      <text:p text:style-name="P14"><text:s text:c="8"/><text:span text:style-name="T4">'schema'</text:span><text:span text:style-name="T6">: {</text:span></text:p>
      <text:p text:style-name="P14"><text:s text:c="12"/><text:span text:style-name="T4">'first'</text:span><text:span text:style-name="T6">: {</text:span></text:p>
      <text:p text:style-name="P14"><text:s text:c="16"/><text:span text:style-name="T4">'type'</text:span><text:span text:style-name="T6">: </text:span><text:span text:style-name="T4">'string'</text:span><text:span text:style-name="T6">,</text:span></text:p>
      <text:p text:style-name="P14"><text:s text:c="16"/><text:span text:style-name="T4">'minlength'</text:span><text:span text:style-name="T6">: </text:span><text:span text:style-name="T8">1</text:span><text:span text:style-name="T6">,</text:span></text:p>
      <text:p text:style-name="P14"><text:s text:c="16"/><text:span text:style-name="T4">'maxlength'</text:span><text:span text:style-name="T6">: </text:span><text:span text:style-name="T8">10</text:span><text:span text:style-name="T6">,</text:span></text:p>
      <text:p text:style-name="P14"><text:s text:c="12"/><text:span text:style-name="T6">},</text:span></text:p>
      <text:p text:style-name="P14"><text:s text:c="12"/><text:span text:style-name="T4">'last'</text:span><text:span text:style-name="T6">: {</text:span></text:p>
      <text:p text:style-name="P14"><text:s text:c="16"/><text:span text:style-name="T4">'type'</text:span><text:span text:style-name="T6">: </text:span><text:span text:style-name="T4">'string'</text:span><text:span text:style-name="T6">,</text:span></text:p>
      <text:p text:style-name="P14"><text:s text:c="16"/><text:span text:style-name="T4">'minlength'</text:span><text:span text:style-name="T6">: </text:span><text:span text:style-name="T8">1</text:span><text:span text:style-name="T6">,</text:span></text:p>
      <text:p text:style-name="P14"><text:s text:c="16"/><text:span text:style-name="T4">'maxlength'</text:span><text:span text:style-name="T6">: </text:span><text:span text:style-name="T8">15</text:span><text:span text:style-name="T6">,</text:span></text:p>
      <text:p text:style-name="P14"><text:s text:c="16"/><text:span text:style-name="T4">'unique'</text:span><text:span text:style-name="T6">: </text:span><text:span text:style-name="T10">True</text:span><text:span text:style-name="T6">,</text:span></text:p>
      <text:p text:style-name="P14"><text:s text:c="12"/><text:span text:style-name="T6">}, </text:span></text:p>
      <text:p text:style-name="P14"><text:s text:c="12"/><text:span text:style-name="T4">'title'</text:span><text:span text:style-name="T6">: {</text:span></text:p>
      <text:p text:style-name="P14"><text:s text:c="16"/><text:span text:style-name="T4">'type'</text:span><text:span text:style-name="T6">: </text:span><text:span text:style-name="T4">'string'</text:span></text:p>
      <text:p text:style-name="P14"><text:span text:style-name="T3"><text:s text:c="12"/></text:span><text:span text:style-name="T6">}</text:span></text:p>
      <text:p text:style-name="P14"><text:s text:c="8"/><text:span text:style-name="T6">}</text:span></text:p>
      <text:p text:style-name="P14"><text:s text:c="4"/><text:span text:style-name="T6">},</text:span></text:p>
      <text:p text:style-name="P14"><text:s text:c="4"/><text:span text:style-name="T4">'email'</text:span><text:span text:style-name="T6">: {</text:span></text:p>
      <text:p text:style-name="P14"><text:s text:c="8"/><text:span text:style-name="T4">'type'</text:span><text:span text:style-name="T6">: </text:span><text:span text:style-name="T4">'string'</text:span><text:span text:style-name="T6">,</text:span></text:p>
      <text:p text:style-name="P14"><text:s text:c="8"/><text:span text:style-name="T4">'minlength'</text:span><text:span text:style-name="T6">: </text:span><text:span text:style-name="T8">1</text:span><text:span text:style-name="T6">,</text:span></text:p>
      <text:p text:style-name="P14"><text:s text:c="8"/><text:span text:style-name="T4">'required'</text:span><text:span text:style-name="T6">: </text:span><text:span text:style-name="T10">True</text:span><text:span text:style-name="T6">,</text:span></text:p>
      <text:p text:style-name="P14"><text:s text:c="8"/><text:span text:style-name="T4">'unique'</text:span><text:span text:style-name="T6">: </text:span><text:span text:style-name="T10">True</text:span><text:span text:style-name="T6">,</text:span></text:p>
      <text:p text:style-name="P14"><text:s text:c="4"/><text:span text:style-name="T6">},</text:span></text:p>
      <text:p text:style-name="P14"><text:s text:c="4"/><text:span text:style-name="T4">'conversations'</text:span><text:span text:style-name="T6">: {</text:span></text:p>
      <text:p text:style-name="P14"><text:s text:c="8"/><text:span text:style-name="T4">'type'</text:span><text:span text:style-name="T6">: </text:span><text:span text:style-name="T4">'list'</text:span><text:span text:style-name="T6">,</text:span></text:p>
      <text:p text:style-name="P14"><text:s text:c="8"/><text:span text:style-name="T4">'schema'</text:span><text:span text:style-name="T6">: {</text:span></text:p>
      <text:p text:style-name="P14"><text:s text:c="12"/><text:span text:style-name="T4">'type'</text:span><text:span text:style-name="T6">: </text:span><text:span text:style-name="T4">'objectid'</text:span><text:span text:style-name="T6">,</text:span></text:p>
      <text:p text:style-name="P14"><text:s text:c="12"/><text:span text:style-name="T4">'data_relation'</text:span><text:span text:style-name="T6">: {</text:span></text:p>
      <text:p text:style-name="P14"><text:s text:c="16"/><text:span text:style-name="T4">'resource'</text:span><text:span text:style-name="T6">: </text:span><text:span text:style-name="T4">'people'</text:span><text:span text:style-name="T6">,</text:span></text:p>
      <text:p text:style-name="P14"><text:s text:c="16"/><text:span text:style-name="T4">'embeddable'</text:span><text:span text:style-name="T6">: </text:span><text:span text:style-name="T10">True</text:span></text:p>
      <text:p text:style-name="P14"><text:span text:style-name="T9"><text:s text:c="12"/></text:span><text:span text:style-name="T6">}</text:span></text:p>
      <text:p text:style-name="P14"><text:s text:c="8"/><text:span text:style-name="T6">},</text:span></text:p>
      <text:p text:style-name="P14"><text:s text:c="4"/><text:span text:style-name="T6">},</text:span></text:p>
      <text:p text:style-name="P14"><text:s/><text:span text:style-name="T4">'username'</text:span><text:span text:style-name="T6">: {</text:span></text:p>
      <text:p text:style-name="P14"><text:soft-page-break/><text:s text:c="8"/><text:span text:style-name="T4">'type'</text:span><text:span text:style-name="T6">: </text:span><text:span text:style-name="T4">'string'</text:span><text:span text:style-name="T6">,</text:span></text:p>
      <text:p text:style-name="P14"><text:s text:c="8"/><text:span text:style-name="T4">'minlength'</text:span><text:span text:style-name="T6">: </text:span><text:span text:style-name="T8">1</text:span><text:span text:style-name="T6">,</text:span></text:p>
      <text:p text:style-name="P14"><text:s text:c="8"/><text:span text:style-name="T4">'maxlength'</text:span><text:span text:style-name="T6">: </text:span><text:span text:style-name="T8">25</text:span><text:span text:style-name="T6">,</text:span></text:p>
      <text:p text:style-name="P14"><text:s text:c="8"/><text:span text:style-name="T4">'unique'</text:span><text:span text:style-name="T6">: </text:span><text:span text:style-name="T10">True</text:span><text:span text:style-name="T6">,</text:span></text:p>
      <text:p text:style-name="P14"><text:s text:c="4"/><text:span text:style-name="T6">},</text:span></text:p>
      <text:p text:style-name="P14"><text:s text:c="3"/><text:span text:style-name="T4">'password'</text:span><text:span text:style-name="T6">: {</text:span></text:p>
      <text:p text:style-name="P14"><text:s text:c="8"/><text:span text:style-name="T4">'type'</text:span><text:span text:style-name="T6">: </text:span><text:span text:style-name="T4">'string'</text:span></text:p>
      <text:p text:style-name="P14"><text:span text:style-name="T3"><text:s text:c="4"/></text:span><text:span text:style-name="T6">},</text:span></text:p>
      <text:p text:style-name="P14"><text:s text:c="3"/><text:span text:style-name="T4">'password_test'</text:span><text:span text:style-name="T6">: {</text:span></text:p>
      <text:p text:style-name="P14"><text:s text:c="8"/><text:span text:style-name="T4">'type'</text:span><text:span text:style-name="T6">: </text:span><text:span text:style-name="T4">'string'</text:span></text:p>
      <text:p text:style-name="P14"><text:span text:style-name="T3"><text:s text:c="4"/></text:span><text:span text:style-name="T6">},</text:span></text:p>
      <text:p text:style-name="P14"><text:s text:c="4"/><text:span text:style-name="T4">'lastmessageseen'</text:span><text:span text:style-name="T6">: {</text:span></text:p>
      <text:p text:style-name="P14"><text:s text:c="8"/><text:span text:style-name="T4">'type'</text:span><text:span text:style-name="T6">: </text:span><text:span text:style-name="T4">'integer'</text:span></text:p>
      <text:p text:style-name="P14"><text:span text:style-name="T3"><text:s text:c="4"/></text:span><text:span text:style-name="T6">},</text:span></text:p>
      <text:p text:style-name="P14"><text:s text:c="4"/><text:span text:style-name="T4">'role'</text:span><text:span text:style-name="T6">: {</text:span></text:p>
      <text:p text:style-name="P14"><text:s text:c="8"/><text:span text:style-name="T4">'type'</text:span><text:span text:style-name="T6">: </text:span><text:span text:style-name="T4">'string'</text:span><text:span text:style-name="T6">,</text:span></text:p>
      <text:p text:style-name="P14"><text:s text:c="8"/><text:span text:style-name="T4">'default'</text:span><text:span text:style-name="T6">: </text:span><text:span text:style-name="T4">'normal'</text:span><text:span text:style-name="T6">,</text:span></text:p>
      <text:p text:style-name="P14"><text:s text:c="8"/><text:span text:style-name="T4">'allowed'</text:span><text:span text:style-name="T6">: [</text:span><text:span text:style-name="T4">"admin"</text:span><text:span text:style-name="T6">, </text:span><text:span text:style-name="T4">"normal"</text:span><text:span text:style-name="T6">, </text:span><text:span text:style-name="T4">"test"</text:span><text:span text:style-name="T6">],</text:span></text:p>
      <text:p text:style-name="P14"><text:s text:c="4"/><text:span text:style-name="T6">},</text:span></text:p>
      <text:p text:style-name="P14"><text:s text:c="4"/><text:span text:style-name="T4">'gender'</text:span><text:span text:style-name="T6">: {</text:span></text:p>
      <text:p text:style-name="P14"><text:s text:c="8"/><text:span text:style-name="T4">'type'</text:span><text:span text:style-name="T6">: </text:span><text:span text:style-name="T4">'string'</text:span><text:span text:style-name="T6">,</text:span></text:p>
      <text:p text:style-name="P14"><text:s text:c="4"/><text:span text:style-name="T6">},</text:span></text:p>
      <text:p text:style-name="P14"><text:s text:c="4"/><text:span text:style-name="T4">'email_confirmed'</text:span><text:span text:style-name="T6">:{</text:span></text:p>
      <text:p text:style-name="P14"><text:s text:c="8"/><text:span text:style-name="T4">'type'</text:span><text:span text:style-name="T6">:</text:span><text:span text:style-name="T4">'boolean'</text:span></text:p>
      <text:p text:style-name="P14"><text:span text:style-name="T3"><text:s text:c="4"/></text:span><text:span text:style-name="T6">},</text:span></text:p>
      <text:p text:style-name="P14"><text:s text:c="4"/><text:span text:style-name="T4">'random_string'</text:span><text:span text:style-name="T6">:{</text:span></text:p>
      <text:p text:style-name="P14"><text:s text:c="8"/><text:span text:style-name="T4">'type'</text:span><text:span text:style-name="T6">:</text:span><text:span text:style-name="T4">'string'</text:span><text:span text:style-name="T6">,</text:span></text:p>
      <text:p text:style-name="P14"><text:s text:c="8"/><text:span text:style-name="T4">'unique'</text:span><text:span text:style-name="T6">:</text:span><text:span text:style-name="T10">True</text:span></text:p>
      <text:p text:style-name="P14"><text:span text:style-name="T9"><text:s text:c="4"/></text:span><text:span text:style-name="T6">},</text:span></text:p>
      <text:p text:style-name="P14"><text:s text:c="4"/><text:span text:style-name="T4">'location'</text:span><text:span text:style-name="T6">: {</text:span></text:p>
      <text:p text:style-name="P14"><text:s text:c="8"/><text:span text:style-name="T4">'type'</text:span><text:span text:style-name="T6">: </text:span><text:span text:style-name="T4">'dict'</text:span><text:span text:style-name="T6">,</text:span></text:p>
      <text:p text:style-name="P14"><text:s text:c="8"/><text:span text:style-name="T4">'schema'</text:span><text:span text:style-name="T6">: {</text:span></text:p>
      <text:p text:style-name="P14"><text:s text:c="12"/><text:span text:style-name="T4">'street'</text:span><text:span text:style-name="T6">: {</text:span><text:span text:style-name="T4">'type'</text:span><text:span text:style-name="T6">: </text:span><text:span text:style-name="T4">'string'</text:span><text:span text:style-name="T6">},</text:span></text:p>
      <text:p text:style-name="P14"><text:s text:c="12"/><text:span text:style-name="T4">'city'</text:span><text:span text:style-name="T6">: {</text:span><text:span text:style-name="T4">'type'</text:span><text:span text:style-name="T6">: </text:span><text:span text:style-name="T4">'string'</text:span><text:span text:style-name="T6">},</text:span></text:p>
      <text:p text:style-name="P14"><text:s text:c="12"/><text:span text:style-name="T4">'state'</text:span><text:span text:style-name="T6">: {</text:span><text:span text:style-name="T4">'type'</text:span><text:span text:style-name="T6">: </text:span><text:span text:style-name="T4">'string'</text:span><text:span text:style-name="T6">},</text:span></text:p>
      <text:p text:style-name="P14"><text:s text:c="12"/><text:span text:style-name="T4">'zip'</text:span><text:span text:style-name="T6">: {</text:span><text:span text:style-name="T4">'type'</text:span><text:span text:style-name="T6">: </text:span><text:span text:style-name="T4">'string'</text:span><text:span text:style-name="T6">}</text:span></text:p>
      <text:p text:style-name="P14"><text:s text:c="8"/><text:span text:style-name="T6">},</text:span></text:p>
      <text:p text:style-name="P14"><text:s text:c="4"/><text:span text:style-name="T6">},</text:span></text:p>
      <text:p text:style-name="P14"><text:s text:c="4"/><text:span text:style-name="T4">'picture'</text:span><text:span text:style-name="T6">: {</text:span></text:p>
      <text:p text:style-name="P14"><text:soft-page-break/><text:s text:c="8"/><text:span text:style-name="T4">'type'</text:span><text:span text:style-name="T6">: </text:span><text:span text:style-name="T4">'dict'</text:span><text:span text:style-name="T6">,</text:span></text:p>
      <text:p text:style-name="P14"><text:s text:c="8"/><text:span text:style-name="T4">'schema'</text:span><text:span text:style-name="T6">: {</text:span></text:p>
      <text:p text:style-name="P14"><text:s text:c="12"/><text:span text:style-name="T4">'large'</text:span><text:span text:style-name="T6">: {</text:span><text:span text:style-name="T4">'type'</text:span><text:span text:style-name="T6">: </text:span><text:span text:style-name="T4">'string'</text:span><text:span text:style-name="T6">},</text:span></text:p>
      <text:p text:style-name="P14"><text:s text:c="12"/><text:span text:style-name="T4">'medium'</text:span><text:span text:style-name="T6">: {</text:span><text:span text:style-name="T4">'type'</text:span><text:span text:style-name="T6">: </text:span><text:span text:style-name="T4">'string'</text:span><text:span text:style-name="T6">},</text:span></text:p>
      <text:p text:style-name="P14"><text:s text:c="12"/><text:span text:style-name="T4">'thumbnail'</text:span><text:span text:style-name="T6">: {</text:span><text:span text:style-name="T4">'type'</text:span><text:span text:style-name="T6">: </text:span><text:span text:style-name="T4">'string'</text:span><text:span text:style-name="T6">}</text:span></text:p>
      <text:p text:style-name="P14"><text:s text:c="8"/><text:span text:style-name="T6">},</text:span></text:p>
      <text:p text:style-name="P14"><text:s text:c="4"/><text:span text:style-name="T6">},</text:span></text:p>
      <text:p text:style-name="P14"><text:s text:c="4"/><text:span text:style-name="T4">'born'</text:span><text:span text:style-name="T6">: {</text:span></text:p>
      <text:p text:style-name="P14"><text:s text:c="8"/><text:span text:style-name="T4">'type'</text:span><text:span text:style-name="T6">: </text:span><text:span text:style-name="T4">'string'</text:span><text:span text:style-name="T6">,</text:span></text:p>
      <text:p text:style-name="P14"><text:s text:c="4"/><text:span text:style-name="T6">},</text:span></text:p>
      <text:p text:style-name="P14"><text:s text:c="4"/><text:span text:style-name="T4">'phone'</text:span><text:span text:style-name="T6">: {</text:span></text:p>
      <text:p text:style-name="P14"><text:s text:c="8"/><text:span text:style-name="T4">'type'</text:span><text:span text:style-name="T6">: </text:span><text:span text:style-name="T4">'string'</text:span><text:span text:style-name="T6">,</text:span></text:p>
      <text:p text:style-name="P14"><text:s text:c="4"/><text:span text:style-name="T6">},</text:span></text:p>
      <text:p text:style-name="P14"><text:s text:c="4"/><text:span text:style-name="T4">'all_seen'</text:span><text:span text:style-name="T6">:{</text:span></text:p>
      <text:p text:style-name="P14"><text:s text:c="8"/><text:span text:style-name="T4">'type'</text:span><text:span text:style-name="T6">:</text:span><text:span text:style-name="T4">'boolean'</text:span><text:span text:style-name="T6">,</text:span></text:p>
      <text:p text:style-name="P14"><text:s text:c="8"/><text:span text:style-name="T4">'default'</text:span><text:span text:style-name="T6">:</text:span><text:span text:style-name="T10">False</text:span></text:p>
      <text:p text:style-name="P14"><text:span text:style-name="T9"><text:s text:c="4"/></text:span><text:span text:style-name="T6">},</text:span></text:p>
      <text:p text:style-name="P14"><text:s text:c="4"/><text:span text:style-name="T4">'interests'</text:span><text:span text:style-name="T6">:{</text:span></text:p>
      <text:p text:style-name="P14"><text:s text:c="8"/><text:span text:style-name="T4">'type'</text:span><text:span text:style-name="T6">:</text:span><text:span text:style-name="T4">'list'</text:span><text:span text:style-name="T6">,</text:span></text:p>
      <text:p text:style-name="P14"><text:s text:c="8"/><text:span text:style-name="T4">'schema'</text:span><text:span text:style-name="T6">: {</text:span></text:p>
      <text:p text:style-name="P14"><text:s text:c="12"/><text:span text:style-name="T4">'type'</text:span><text:span text:style-name="T6">: </text:span><text:span text:style-name="T4">'string'</text:span><text:span text:style-name="T6">,</text:span></text:p>
      <text:p text:style-name="P14"><text:s text:c="8"/><text:span text:style-name="T6">}</text:span></text:p>
      <text:p text:style-name="P14"><text:s text:c="4"/><text:span text:style-name="T6">},</text:span></text:p>
      <text:p text:style-name="P14"><text:s text:c="4"/><text:span text:style-name="T4">'movies'</text:span><text:span text:style-name="T6">:{</text:span></text:p>
      <text:p text:style-name="P14"><text:s text:c="8"/><text:span text:style-name="T4">'type'</text:span><text:span text:style-name="T6">:</text:span><text:span text:style-name="T4">'list'</text:span><text:span text:style-name="T6">,</text:span></text:p>
      <text:p text:style-name="P14"><text:s text:c="8"/><text:span text:style-name="T4">'schema'</text:span><text:span text:style-name="T6">: {</text:span></text:p>
      <text:p text:style-name="P14"><text:s text:c="12"/><text:span text:style-name="T4">'type'</text:span><text:span text:style-name="T6">: </text:span><text:span text:style-name="T4">'string'</text:span><text:span text:style-name="T6">,</text:span></text:p>
      <text:p text:style-name="P14"><text:s text:c="8"/><text:span text:style-name="T6">}</text:span></text:p>
      <text:p text:style-name="P14"><text:s text:c="4"/><text:span text:style-name="T6">},</text:span></text:p>
      <text:p text:style-name="P14"><text:s text:c="4"/><text:span text:style-name="T4">'study'</text:span><text:span text:style-name="T6">:{</text:span></text:p>
      <text:p text:style-name="P14"><text:s text:c="8"/><text:span text:style-name="T4">'type'</text:span><text:span text:style-name="T6">: </text:span><text:span text:style-name="T4">'dict'</text:span><text:span text:style-name="T6">,</text:span></text:p>
      <text:p text:style-name="P14"><text:s text:c="8"/><text:span text:style-name="T4">'schema'</text:span><text:span text:style-name="T6">: {</text:span></text:p>
      <text:p text:style-name="P14"><text:s text:c="12"/><text:span text:style-name="T4">'intermediate'</text:span><text:span text:style-name="T6">: {</text:span><text:span text:style-name="T4">'type'</text:span><text:span text:style-name="T6">: </text:span><text:span text:style-name="T4">'string'</text:span><text:span text:style-name="T6">},</text:span></text:p>
      <text:p text:style-name="P14"><text:s text:c="12"/><text:span text:style-name="T4">'graduate'</text:span><text:span text:style-name="T6">: {</text:span><text:span text:style-name="T4">'type'</text:span><text:span text:style-name="T6">: </text:span><text:span text:style-name="T4">'string'</text:span><text:span text:style-name="T6">}</text:span></text:p>
      <text:p text:style-name="P14"><text:s text:c="8"/><text:span text:style-name="T6">},</text:span></text:p>
      <text:p text:style-name="P14"><text:s text:c="4"/><text:span text:style-name="T6">},</text:span></text:p>
      <text:p text:style-name="P14"><text:s text:c="4"/><text:span text:style-name="T4">'notifications'</text:span><text:span text:style-name="T6">: {</text:span></text:p>
      <text:p text:style-name="P14"><text:s text:c="8"/><text:span text:style-name="T4">'type'</text:span><text:span text:style-name="T6">: </text:span><text:span text:style-name="T4">'list'</text:span><text:span text:style-name="T6">,</text:span></text:p>
      <text:p text:style-name="P14"><text:s text:c="8"/><text:span text:style-name="T4">'schema'</text:span><text:span text:style-name="T6">: {</text:span></text:p>
      <text:p text:style-name="P14"><text:soft-page-break/><text:s text:c="12"/><text:span text:style-name="T4">'type'</text:span><text:span text:style-name="T6">:</text:span><text:span text:style-name="T4">'dict'</text:span><text:span text:style-name="T6">,</text:span></text:p>
      <text:p text:style-name="P14"><text:s text:c="12"/><text:span text:style-name="T4">'schema'</text:span><text:span text:style-name="T6">:{</text:span></text:p>
      <text:p text:style-name="P14"><text:s text:c="16"/><text:span text:style-name="T4">'friend_id'</text:span><text:span text:style-name="T6">: {</text:span></text:p>
      <text:p text:style-name="P14"><text:s text:c="20"/><text:span text:style-name="T4">'type'</text:span><text:span text:style-name="T6">: </text:span><text:span text:style-name="T4">'objectid'</text:span><text:span text:style-name="T6">,</text:span></text:p>
      <text:p text:style-name="P14"><text:s text:c="20"/><text:span text:style-name="T12">#'unique': True,</text:span></text:p>
      <text:p text:style-name="P14"><text:span text:style-name="T11"><text:s text:c="20"/></text:span><text:span text:style-name="T4">'data_relation'</text:span><text:span text:style-name="T6">: {</text:span></text:p>
      <text:p text:style-name="P14"><text:s text:c="24"/><text:span text:style-name="T4">'resource'</text:span><text:span text:style-name="T6">: </text:span><text:span text:style-name="T4">'people'</text:span><text:span text:style-name="T6">,</text:span></text:p>
      <text:p text:style-name="P14"><text:s text:c="24"/><text:span text:style-name="T4">'embeddable'</text:span><text:span text:style-name="T6">: </text:span><text:span text:style-name="T10">True</text:span></text:p>
      <text:p text:style-name="P14"><text:span text:style-name="T9"><text:s text:c="20"/></text:span><text:span text:style-name="T6">}</text:span></text:p>
      <text:p text:style-name="P14"><text:s text:c="16"/><text:span text:style-name="T6">},</text:span></text:p>
      <text:p text:style-name="P14"><text:s text:c="16"/><text:span text:style-name="T4">'seen'</text:span><text:span text:style-name="T6">: {</text:span></text:p>
      <text:p text:style-name="P14"><text:s text:c="20"/><text:span text:style-name="T4">'type'</text:span><text:span text:style-name="T6">: </text:span><text:span text:style-name="T4">'boolean'</text:span><text:span text:style-name="T6">,</text:span></text:p>
      <text:p text:style-name="P14"><text:s text:c="20"/><text:span text:style-name="T4">'default'</text:span><text:span text:style-name="T6">: </text:span><text:span text:style-name="T10">False</text:span></text:p>
      <text:p text:style-name="P14"><text:span text:style-name="T9"><text:s text:c="16"/></text:span><text:span text:style-name="T6">},</text:span></text:p>
      <text:p text:style-name="P14"><text:s text:c="16"/><text:span text:style-name="T4">'daterequest'</text:span><text:span text:style-name="T6">:{</text:span></text:p>
      <text:p text:style-name="P14"><text:s text:c="20"/><text:span text:style-name="T4">'type'</text:span><text:span text:style-name="T6">:</text:span><text:span text:style-name="T4">'string'</text:span></text:p>
      <text:p text:style-name="P14"><text:span text:style-name="T3"><text:s text:c="16"/></text:span><text:span text:style-name="T6">},</text:span></text:p>
      <text:p text:style-name="P14"><text:s text:c="16"/><text:span text:style-name="T4">'timestamp'</text:span><text:span text:style-name="T6">:{</text:span></text:p>
      <text:p text:style-name="P14"><text:s text:c="20"/><text:span text:style-name="T4">'type'</text:span><text:span text:style-name="T6">:</text:span><text:span text:style-name="T4">'integer'</text:span></text:p>
      <text:p text:style-name="P14"><text:span text:style-name="T3"><text:s text:c="16"/></text:span><text:span text:style-name="T6">}</text:span></text:p>
      <text:p text:style-name="P14"><text:s text:c="12"/><text:span text:style-name="T6">}</text:span></text:p>
      <text:p text:style-name="P14"><text:s text:c="8"/><text:span text:style-name="T6">}</text:span></text:p>
      <text:p text:style-name="P14"><text:s text:c="4"/><text:span text:style-name="T6">},</text:span></text:p>
      <text:p text:style-name="P14"><text:s text:c="4"/><text:span text:style-name="T4">'accept_notifications'</text:span><text:span text:style-name="T6">: {</text:span></text:p>
      <text:p text:style-name="P14"><text:s text:c="8"/><text:span text:style-name="T4">'type'</text:span><text:span text:style-name="T6">: </text:span><text:span text:style-name="T4">'list'</text:span><text:span text:style-name="T6">,</text:span></text:p>
      <text:p text:style-name="P14"><text:s text:c="8"/><text:span text:style-name="T4">'schema'</text:span><text:span text:style-name="T6">: {</text:span></text:p>
      <text:p text:style-name="P14"><text:s text:c="12"/><text:span text:style-name="T4">'type'</text:span><text:span text:style-name="T6">:</text:span><text:span text:style-name="T4">'dict'</text:span><text:span text:style-name="T6">,</text:span></text:p>
      <text:p text:style-name="P14"><text:s text:c="12"/><text:span text:style-name="T4">'schema'</text:span><text:span text:style-name="T6">:{</text:span></text:p>
      <text:p text:style-name="P14"><text:s text:c="16"/><text:span text:style-name="T4">'accepted_id'</text:span><text:span text:style-name="T6">: {</text:span></text:p>
      <text:p text:style-name="P14"><text:s text:c="20"/><text:span text:style-name="T4">'type'</text:span><text:span text:style-name="T6">: </text:span><text:span text:style-name="T4">'objectid'</text:span><text:span text:style-name="T6">,</text:span></text:p>
      <text:p text:style-name="P14"><text:s text:c="20"/><text:span text:style-name="T12">#'unique': True,</text:span></text:p>
      <text:p text:style-name="P14"><text:span text:style-name="T11"><text:s text:c="20"/></text:span><text:span text:style-name="T4">'data_relation'</text:span><text:span text:style-name="T6">: {</text:span></text:p>
      <text:p text:style-name="P14"><text:s text:c="24"/><text:span text:style-name="T4">'resource'</text:span><text:span text:style-name="T6">: </text:span><text:span text:style-name="T4">'people'</text:span><text:span text:style-name="T6">,</text:span></text:p>
      <text:p text:style-name="P14"><text:s text:c="24"/><text:span text:style-name="T4">'embeddable'</text:span><text:span text:style-name="T6">: </text:span><text:span text:style-name="T10">True</text:span></text:p>
      <text:p text:style-name="P14"><text:span text:style-name="T9"><text:s text:c="20"/></text:span><text:span text:style-name="T6">}</text:span></text:p>
      <text:p text:style-name="P14"><text:s text:c="16"/><text:span text:style-name="T6">},</text:span></text:p>
      <text:p text:style-name="P14"><text:s text:c="16"/><text:span text:style-name="T4">'seen'</text:span><text:span text:style-name="T6">: {</text:span></text:p>
      <text:p text:style-name="P14"><text:s text:c="20"/><text:span text:style-name="T4">'type'</text:span><text:span text:style-name="T6">: </text:span><text:span text:style-name="T4">'boolean'</text:span><text:span text:style-name="T6">,</text:span></text:p>
      <text:p text:style-name="P14"><text:s text:c="20"/><text:span text:style-name="T4">'default'</text:span><text:span text:style-name="T6">: </text:span><text:span text:style-name="T10">False</text:span></text:p>
      <text:p text:style-name="P14"><text:soft-page-break/><text:span text:style-name="T9"><text:s text:c="16"/></text:span><text:span text:style-name="T6">}</text:span></text:p>
      <text:p text:style-name="P14"><text:s text:c="12"/><text:span text:style-name="T6">},</text:span></text:p>
      <text:p text:style-name="P14"><text:s text:c="8"/><text:span text:style-name="T6">},</text:span></text:p>
      <text:p text:style-name="P14"><text:s text:c="4"/><text:span text:style-name="T6">},</text:span></text:p>
      <text:p text:style-name="P14"><text:s text:c="4"/><text:span text:style-name="T4">'friends'</text:span><text:span text:style-name="T6">: {</text:span></text:p>
      <text:p text:style-name="P14"><text:s text:c="8"/><text:span text:style-name="T4">'type'</text:span><text:span text:style-name="T6">: </text:span><text:span text:style-name="T4">'list'</text:span><text:span text:style-name="T6">,</text:span></text:p>
      <text:p text:style-name="P14"><text:s text:c="8"/><text:span text:style-name="T4">'schema'</text:span><text:span text:style-name="T6">: {</text:span></text:p>
      <text:p text:style-name="P14"><text:s text:c="12"/><text:span text:style-name="T4">'type'</text:span><text:span text:style-name="T6">: </text:span><text:span text:style-name="T4">'objectid'</text:span><text:span text:style-name="T6">,</text:span></text:p>
      <text:p text:style-name="P14"><text:s text:c="12"/><text:span text:style-name="T4">'data_relation'</text:span><text:span text:style-name="T6">: {</text:span></text:p>
      <text:p text:style-name="P14"><text:s text:c="16"/><text:span text:style-name="T4">'resource'</text:span><text:span text:style-name="T6">: </text:span><text:span text:style-name="T4">'people'</text:span><text:span text:style-name="T6">,</text:span></text:p>
      <text:p text:style-name="P14"><text:s text:c="16"/><text:span text:style-name="T4">'embeddable'</text:span><text:span text:style-name="T6">: </text:span><text:span text:style-name="T10">True</text:span></text:p>
      <text:p text:style-name="P14"><text:span text:style-name="T9"><text:s text:c="12"/></text:span><text:span text:style-name="T6">}</text:span></text:p>
      <text:p text:style-name="P14"><text:s text:c="8"/><text:span text:style-name="T6">}</text:span></text:p>
      <text:p text:style-name="P14"><text:s text:c="4"/><text:span text:style-name="T6">},</text:span></text:p>
      <text:p text:style-name="P14"><text:s text:c="4"/><text:span text:style-name="T4">'MatchedPeopleNotificCount'</text:span><text:span text:style-name="T6">:{</text:span></text:p>
      <text:p text:style-name="P14"><text:s text:c="8"/><text:span text:style-name="T4">'type'</text:span><text:span text:style-name="T6">: </text:span><text:span text:style-name="T4">'list'</text:span><text:span text:style-name="T6">,</text:span></text:p>
      <text:p text:style-name="P14"><text:s text:c="8"/><text:span text:style-name="T4">'schema'</text:span><text:span text:style-name="T6">:{</text:span></text:p>
      <text:p text:style-name="P14"><text:s text:c="12"/><text:span text:style-name="T4">'type'</text:span><text:span text:style-name="T6">:</text:span><text:span text:style-name="T4">'dict'</text:span><text:span text:style-name="T6">,</text:span></text:p>
      <text:p text:style-name="P14"><text:s text:c="12"/><text:span text:style-name="T4">'postid'</text:span><text:span text:style-name="T6">:{</text:span></text:p>
      <text:p text:style-name="P14"><text:s text:c="16"/><text:span text:style-name="T4">'type'</text:span><text:span text:style-name="T6">: </text:span><text:span text:style-name="T4">'objectid'</text:span><text:span text:style-name="T6">,</text:span></text:p>
      <text:p text:style-name="P14"><text:s text:c="20"/><text:span text:style-name="T12">#'unique': True,</text:span></text:p>
      <text:p text:style-name="P14"><text:span text:style-name="T11"><text:s text:c="20"/></text:span><text:span text:style-name="T4">'data_relation'</text:span><text:span text:style-name="T6">: {</text:span></text:p>
      <text:p text:style-name="P14"><text:s text:c="25"/><text:span text:style-name="T4">'resource'</text:span><text:span text:style-name="T6">: </text:span><text:span text:style-name="T4">'posts'</text:span><text:span text:style-name="T6">,</text:span></text:p>
      <text:p text:style-name="P14"><text:s text:c="25"/><text:span text:style-name="T4">'embeddable'</text:span><text:span text:style-name="T6">: </text:span><text:span text:style-name="T10">True</text:span></text:p>
      <text:p text:style-name="P14"><text:span text:style-name="T9"><text:s text:c="20"/></text:span><text:span text:style-name="T6">}</text:span></text:p>
      <text:p text:style-name="P14"><text:s text:c="12"/><text:span text:style-name="T6">},</text:span></text:p>
      <text:p text:style-name="P14"><text:s text:c="12"/><text:span text:style-name="T4">'authorid'</text:span><text:span text:style-name="T6">:{</text:span></text:p>
      <text:p text:style-name="P14"><text:s text:c="16"/><text:span text:style-name="T4">'type'</text:span><text:span text:style-name="T6">: </text:span><text:span text:style-name="T4">'objectid'</text:span><text:span text:style-name="T6">,</text:span></text:p>
      <text:p text:style-name="P14"><text:s text:c="20"/><text:span text:style-name="T12">#'unique': True,</text:span></text:p>
      <text:p text:style-name="P14"><text:span text:style-name="T11"><text:s text:c="16"/></text:span><text:span text:style-name="T4">'data_relation'</text:span><text:span text:style-name="T6">: {</text:span></text:p>
      <text:p text:style-name="P14"><text:s text:c="20"/><text:span text:style-name="T4">'resource'</text:span><text:span text:style-name="T6">: </text:span><text:span text:style-name="T4">'people'</text:span><text:span text:style-name="T6">,</text:span></text:p>
      <text:p text:style-name="P14"><text:s text:c="20"/><text:span text:style-name="T4">'embeddable'</text:span><text:span text:style-name="T6">: </text:span><text:span text:style-name="T10">True</text:span></text:p>
      <text:p text:style-name="P14"><text:span text:style-name="T9"><text:s text:c="16"/></text:span><text:span text:style-name="T6">}</text:span></text:p>
      <text:p text:style-name="P14"><text:s text:c="12"/><text:span text:style-name="T6">}</text:span></text:p>
      <text:p text:style-name="P14"><text:s text:c="8"/><text:span text:style-name="T6">}</text:span></text:p>
      <text:p text:style-name="P14"><text:s text:c="4"/><text:span text:style-name="T6">},</text:span></text:p>
      <text:p text:style-name="P14"><text:s text:c="4"/><text:span text:style-name="T4">'MatchedPeopleNotifications'</text:span><text:span text:style-name="T6">: {</text:span></text:p>
      <text:p text:style-name="P14"><text:s text:c="8"/><text:span text:style-name="T4">'type'</text:span><text:span text:style-name="T6">: </text:span><text:span text:style-name="T4">'list'</text:span><text:span text:style-name="T6">,</text:span></text:p>
      <text:p text:style-name="P14"><text:s text:c="8"/><text:span text:style-name="T4">'schema'</text:span><text:span text:style-name="T6">: {</text:span></text:p>
      <text:p text:style-name="P14"><text:soft-page-break/><text:s text:c="12"/><text:span text:style-name="T4">'type'</text:span><text:span text:style-name="T6">:</text:span><text:span text:style-name="T4">'dict'</text:span><text:span text:style-name="T6">,</text:span></text:p>
      <text:p text:style-name="P14"><text:s text:c="12"/><text:span text:style-name="T4">'postid' </text:span><text:span text:style-name="T6">: {</text:span></text:p>
      <text:p text:style-name="P14"><text:s text:c="16"/><text:span text:style-name="T4">'type'</text:span><text:span text:style-name="T6">: </text:span><text:span text:style-name="T4">'objectid'</text:span><text:span text:style-name="T6">,</text:span></text:p>
      <text:p text:style-name="P14"><text:s text:c="20"/><text:span text:style-name="T12">#'unique': True,</text:span></text:p>
      <text:p text:style-name="P14"><text:span text:style-name="T11"><text:s text:c="20"/></text:span><text:span text:style-name="T4">'data_relation'</text:span><text:span text:style-name="T6">: {</text:span></text:p>
      <text:p text:style-name="P14"><text:s text:c="25"/><text:span text:style-name="T4">'resource'</text:span><text:span text:style-name="T6">: </text:span><text:span text:style-name="T4">'people'</text:span><text:span text:style-name="T6">,</text:span></text:p>
      <text:p text:style-name="P14"><text:s text:c="25"/><text:span text:style-name="T4">'embeddable'</text:span><text:span text:style-name="T6">: </text:span><text:span text:style-name="T10">True</text:span></text:p>
      <text:p text:style-name="P14"><text:span text:style-name="T9"><text:s text:c="20"/></text:span><text:span text:style-name="T6">}</text:span></text:p>
      <text:p text:style-name="P14"><text:s text:c="12"/><text:span text:style-name="T6">},</text:span></text:p>
      <text:p text:style-name="P14"><text:s text:c="12"/><text:span text:style-name="T4">'InterestedLit'</text:span><text:span text:style-name="T6">:{</text:span></text:p>
      <text:p text:style-name="P14"><text:s text:c="16"/><text:span text:style-name="T4">'type'</text:span><text:span text:style-name="T6">:</text:span><text:span text:style-name="T4">'list'</text:span></text:p>
      <text:p text:style-name="P14"><text:span text:style-name="T3"><text:s text:c="12"/></text:span><text:span text:style-name="T6">},</text:span></text:p>
      <text:p text:style-name="P14"><text:s text:c="12"/><text:span text:style-name="T4">'updated_one'</text:span><text:span text:style-name="T6">: {</text:span></text:p>
      <text:p text:style-name="P14"><text:s text:c="15"/><text:span text:style-name="T4">'type'</text:span><text:span text:style-name="T6">: </text:span><text:span text:style-name="T4">'boolean'</text:span><text:span text:style-name="T6">,</text:span></text:p>
      <text:p text:style-name="P14"><text:s text:c="15"/><text:span text:style-name="T4">'default'</text:span><text:span text:style-name="T6">: </text:span><text:span text:style-name="T10">False</text:span></text:p>
      <text:p text:style-name="P14"><text:span text:style-name="T9"><text:s text:c="12"/></text:span><text:span text:style-name="T6">}</text:span></text:p>
      <text:p text:style-name="P14"><text:s text:c="8"/><text:span text:style-name="T6">}</text:span></text:p>
      <text:p text:style-name="P14"><text:s text:c="4"/><text:span text:style-name="T6">}</text:span></text:p>
      <text:p text:style-name="P13">}</text:p>
      <text:p text:style-name="P6"/>
      <text:p text:style-name="P6"/>
      <text:p text:style-name="P10">message_schema = {</text:p>
      <text:p text:style-name="P14"><text:s text:c="8"/><text:span text:style-name="T4">'sender'</text:span><text:span text:style-name="T6">: {</text:span></text:p>
      <text:p text:style-name="P14"><text:s text:c="12"/><text:span text:style-name="T4">'type'</text:span><text:span text:style-name="T6">: </text:span><text:span text:style-name="T4">'objectid'</text:span><text:span text:style-name="T6">,</text:span></text:p>
      <text:p text:style-name="P14"><text:s text:c="12"/><text:span text:style-name="T4">'data_relation'</text:span><text:span text:style-name="T6">: {</text:span></text:p>
      <text:p text:style-name="P14"><text:s text:c="21"/><text:span text:style-name="T4">'resource'</text:span><text:span text:style-name="T6">: </text:span><text:span text:style-name="T4">'people'</text:span><text:span text:style-name="T6">,</text:span></text:p>
      <text:p text:style-name="P14"><text:s text:c="21"/><text:span text:style-name="T4">'field'</text:span><text:span text:style-name="T6">: </text:span><text:span text:style-name="T4">'_id'</text:span><text:span text:style-name="T6">,</text:span></text:p>
      <text:p text:style-name="P14"><text:s text:c="21"/><text:span text:style-name="T4">'embeddable'</text:span><text:span text:style-name="T6">: </text:span><text:span text:style-name="T10">True</text:span></text:p>
      <text:p text:style-name="P14"><text:span text:style-name="T9"><text:s text:c="12"/></text:span><text:span text:style-name="T6">},</text:span></text:p>
      <text:p text:style-name="P14"><text:s text:c="8"/><text:span text:style-name="T6">},</text:span></text:p>
      <text:p text:style-name="P14"><text:s text:c="8"/><text:span text:style-name="T4">'receiver'</text:span><text:span text:style-name="T6">: {</text:span></text:p>
      <text:p text:style-name="P14"><text:s text:c="12"/><text:span text:style-name="T4">'type'</text:span><text:span text:style-name="T6">: </text:span><text:span text:style-name="T4">'objectid'</text:span><text:span text:style-name="T6">,</text:span></text:p>
      <text:p text:style-name="P14"><text:s text:c="12"/><text:span text:style-name="T4">'data_relation'</text:span><text:span text:style-name="T6">: {</text:span></text:p>
      <text:p text:style-name="P14"><text:s text:c="21"/><text:span text:style-name="T4">'resource'</text:span><text:span text:style-name="T6">: </text:span><text:span text:style-name="T4">'people'</text:span><text:span text:style-name="T6">,</text:span></text:p>
      <text:p text:style-name="P14"><text:s text:c="21"/><text:span text:style-name="T4">'field'</text:span><text:span text:style-name="T6">: </text:span><text:span text:style-name="T4">'_id'</text:span><text:span text:style-name="T6">,</text:span></text:p>
      <text:p text:style-name="P14"><text:s text:c="21"/><text:span text:style-name="T4">'embeddable'</text:span><text:span text:style-name="T6">: </text:span><text:span text:style-name="T10">True</text:span></text:p>
      <text:p text:style-name="P14"><text:span text:style-name="T9"><text:s text:c="12"/></text:span><text:span text:style-name="T6">},</text:span></text:p>
      <text:p text:style-name="P14"><text:s text:c="8"/><text:span text:style-name="T6">},</text:span></text:p>
      <text:p text:style-name="P14"><text:soft-page-break/><text:s text:c="8"/><text:span text:style-name="T4">'message'</text:span><text:span text:style-name="T6">: {</text:span></text:p>
      <text:p text:style-name="P14"><text:s text:c="12"/><text:span text:style-name="T4">'type'</text:span><text:span text:style-name="T6">: </text:span><text:span text:style-name="T4">'string'</text:span><text:span text:style-name="T6">,</text:span></text:p>
      <text:p text:style-name="P14"><text:s text:c="8"/><text:span text:style-name="T6">},</text:span></text:p>
      <text:p text:style-name="P14"><text:s text:c="8"/><text:span text:style-name="T4">'seen'</text:span><text:span text:style-name="T6">:{</text:span></text:p>
      <text:p text:style-name="P14"><text:s text:c="12"/><text:span text:style-name="T4">'type'</text:span><text:span text:style-name="T6">:</text:span><text:span text:style-name="T4">'boolean'</text:span><text:span text:style-name="T6">,</text:span></text:p>
      <text:p text:style-name="P14"><text:s text:c="12"/><text:span text:style-name="T4">'default'</text:span><text:span text:style-name="T6">:</text:span><text:span text:style-name="T10">False</text:span></text:p>
      <text:p text:style-name="P14"><text:span text:style-name="T9"><text:s text:c="8"/></text:span><text:span text:style-name="T6">},</text:span></text:p>
      <text:p text:style-name="P14"><text:s text:c="8"/><text:span text:style-name="T4">'timestamp'</text:span><text:span text:style-name="T6">:{</text:span></text:p>
      <text:p text:style-name="P14"><text:s text:c="12"/><text:span text:style-name="T4">'type'</text:span><text:span text:style-name="T6">:</text:span><text:span text:style-name="T4">'integer'</text:span><text:span text:style-name="T6">,</text:span></text:p>
      <text:p text:style-name="P14"><text:s text:c="12"/><text:span text:style-name="T4">'default'</text:span><text:span text:style-name="T6">: </text:span><text:span text:style-name="T8">0</text:span></text:p>
      <text:p text:style-name="P14"><text:span text:style-name="T7"><text:s text:c="8"/></text:span><text:span text:style-name="T6">},</text:span></text:p>
      <text:p text:style-name="P14"><text:s text:c="8"/><text:span text:style-name="T4">'message_created'</text:span><text:span text:style-name="T6">:{</text:span></text:p>
      <text:p text:style-name="P14"><text:s text:c="12"/><text:span text:style-name="T4">'type'</text:span><text:span text:style-name="T6">:</text:span><text:span text:style-name="T4">'datetime'</text:span></text:p>
      <text:p text:style-name="P14"><text:span text:style-name="T3"><text:s text:c="8"/></text:span><text:span text:style-name="T6">}</text:span></text:p>
      <text:p text:style-name="P12"><text:s text:c="4"/><text:span text:style-name="T6">}</text:span></text:p>
      <text:p text:style-name="P7"/>
      <text:p text:style-name="P7"/>
      <text:p text:style-name="P10">searchActivity_schema = {</text:p>
      <text:p text:style-name="P14"><text:s text:c="8"/><text:span text:style-name="T4">'content'</text:span><text:span text:style-name="T6">: {</text:span></text:p>
      <text:p text:style-name="P14"><text:s text:c="12"/><text:span text:style-name="T4">'type'</text:span><text:span text:style-name="T6">: </text:span><text:span text:style-name="T4">'string'</text:span><text:span text:style-name="T6">,</text:span></text:p>
      <text:p text:style-name="P14"><text:s text:c="12"/><text:span text:style-name="T4">'required'</text:span><text:span text:style-name="T6">: </text:span><text:span text:style-name="T10">True</text:span><text:span text:style-name="T6">,</text:span></text:p>
      <text:p text:style-name="P14"><text:s text:c="12"/><text:span text:style-name="T4">'unique'</text:span><text:span text:style-name="T6">:</text:span><text:span text:style-name="T10">True</text:span></text:p>
      <text:p text:style-name="P14"><text:span text:style-name="T9"><text:s text:c="8"/></text:span><text:span text:style-name="T6">},</text:span></text:p>
      <text:p text:style-name="P14"><text:s text:c="8"/><text:span text:style-name="T4">'keywords'</text:span><text:span text:style-name="T6">: {</text:span></text:p>
      <text:p text:style-name="P14"><text:s text:c="12"/><text:span text:style-name="T4">'type'</text:span><text:span text:style-name="T6">: </text:span><text:span text:style-name="T4">'list'</text:span><text:span text:style-name="T6">,</text:span></text:p>
      <text:p text:style-name="P14"><text:s text:c="8"/><text:span text:style-name="T6">},</text:span></text:p>
      <text:p text:style-name="P14"><text:s text:c="8"/><text:span text:style-name="T4">'author'</text:span><text:span text:style-name="T6">: {</text:span></text:p>
      <text:p text:style-name="P14"><text:s text:c="12"/><text:span text:style-name="T4">'type'</text:span><text:span text:style-name="T6">: </text:span><text:span text:style-name="T4">'objectid'</text:span><text:span text:style-name="T6">,</text:span></text:p>
      <text:p text:style-name="P14"><text:s text:c="12"/><text:span text:style-name="T4">'data_relation'</text:span><text:span text:style-name="T6">: {</text:span></text:p>
      <text:p text:style-name="P14"><text:s text:c="21"/><text:span text:style-name="T4">'resource'</text:span><text:span text:style-name="T6">: </text:span><text:span text:style-name="T4">'people'</text:span><text:span text:style-name="T6">,</text:span></text:p>
      <text:p text:style-name="P14"><text:s text:c="21"/><text:span text:style-name="T4">'field'</text:span><text:span text:style-name="T6">: </text:span><text:span text:style-name="T4">'_id'</text:span><text:span text:style-name="T6">,</text:span></text:p>
      <text:p text:style-name="P14"><text:s text:c="21"/><text:span text:style-name="T4">'embeddable'</text:span><text:span text:style-name="T6">: </text:span><text:span text:style-name="T10">True</text:span></text:p>
      <text:p text:style-name="P14"><text:span text:style-name="T9"><text:s text:c="12"/></text:span><text:span text:style-name="T6">},</text:span></text:p>
      <text:p text:style-name="P14"><text:s text:c="8"/><text:span text:style-name="T6">},</text:span></text:p>
      <text:p text:style-name="P14"><text:s text:c="8"/><text:span text:style-name="T4">'totalResults'</text:span><text:span text:style-name="T6">:{</text:span></text:p>
      <text:p text:style-name="P14"><text:s text:c="12"/><text:span text:style-name="T4">'type'</text:span><text:span text:style-name="T6">:</text:span><text:span text:style-name="T4">'integer'</text:span><text:span text:style-name="T6">,</text:span></text:p>
      <text:p text:style-name="P14"><text:s text:c="12"/><text:span text:style-name="T4">'default'</text:span><text:span text:style-name="T6">:</text:span><text:span text:style-name="T8">0</text:span></text:p>
      <text:p text:style-name="P14"><text:span text:style-name="T7"><text:s text:c="8"/></text:span><text:span text:style-name="T6">},</text:span></text:p>
      <text:p text:style-name="P14"><text:soft-page-break/><text:s text:c="8"/><text:span text:style-name="T4">'newResults'</text:span><text:span text:style-name="T6">:{</text:span></text:p>
      <text:p text:style-name="P14"><text:s text:c="12"/><text:span text:style-name="T4">'type'</text:span><text:span text:style-name="T6">:</text:span><text:span text:style-name="T4">'integer'</text:span><text:span text:style-name="T6">,</text:span></text:p>
      <text:p text:style-name="P14"><text:s text:c="12"/><text:span text:style-name="T4">'default'</text:span><text:span text:style-name="T6">:</text:span><text:span text:style-name="T8">0</text:span></text:p>
      <text:p text:style-name="P14"><text:span text:style-name="T7"><text:s text:c="8"/></text:span><text:span text:style-name="T6">},</text:span></text:p>
      <text:p text:style-name="P14"><text:s text:c="8"/><text:span text:style-name="T4">'seen'</text:span><text:span text:style-name="T6">:{</text:span></text:p>
      <text:p text:style-name="P14"><text:s text:c="12"/><text:span text:style-name="T4">'type'</text:span><text:span text:style-name="T6">:</text:span><text:span text:style-name="T4">'boolean'</text:span><text:span text:style-name="T6">,</text:span></text:p>
      <text:p text:style-name="P14"><text:s text:c="12"/><text:span text:style-name="T4">'default'</text:span><text:span text:style-name="T6">:</text:span><text:span text:style-name="T10">True</text:span></text:p>
      <text:p text:style-name="P14"><text:span text:style-name="T9"><text:s text:c="8"/></text:span><text:span text:style-name="T6">},</text:span></text:p>
      <text:p text:style-name="P14"><text:s text:c="8"/><text:span text:style-name="T4">'matchedPosts'</text:span><text:span text:style-name="T6">: {</text:span></text:p>
      <text:p text:style-name="P14"><text:s text:c="12"/><text:span text:style-name="T4">'type'</text:span><text:span text:style-name="T6">: </text:span><text:span text:style-name="T4">'list'</text:span><text:span text:style-name="T6">,</text:span></text:p>
      <text:p text:style-name="P14"><text:s text:c="12"/><text:span text:style-name="T4">'schema'</text:span><text:span text:style-name="T6">: {</text:span></text:p>
      <text:p text:style-name="P14"><text:s text:c="16"/><text:span text:style-name="T4">'type'</text:span><text:span text:style-name="T6">: </text:span><text:span text:style-name="T4">'objectid'</text:span><text:span text:style-name="T6">,</text:span></text:p>
      <text:p text:style-name="P14"><text:s text:c="16"/><text:span text:style-name="T4">'data_relation'</text:span><text:span text:style-name="T6">: {</text:span></text:p>
      <text:p text:style-name="P14"><text:s text:c="20"/><text:span text:style-name="T4">'resource'</text:span><text:span text:style-name="T6">: </text:span><text:span text:style-name="T4">'posts'</text:span><text:span text:style-name="T6">,</text:span></text:p>
      <text:p text:style-name="P14"><text:s text:c="20"/><text:span text:style-name="T4">'field'</text:span><text:span text:style-name="T6">:</text:span><text:span text:style-name="T4">'_id'</text:span><text:span text:style-name="T6">,</text:span></text:p>
      <text:p text:style-name="P14"><text:s text:c="20"/><text:span text:style-name="T4">'embeddable'</text:span><text:span text:style-name="T6">: </text:span><text:span text:style-name="T10">True</text:span></text:p>
      <text:p text:style-name="P14"><text:span text:style-name="T9"><text:s text:c="16"/></text:span><text:span text:style-name="T6">}</text:span></text:p>
      <text:p text:style-name="P14"><text:s text:c="12"/><text:span text:style-name="T6">}</text:span></text:p>
      <text:p text:style-name="P14"><text:s text:c="8"/><text:span text:style-name="T6">}</text:span></text:p>
      <text:p text:style-name="P12"><text:s text:c="4"/><text:span text:style-name="T6">}</text:span></text:p>
      <text:p text:style-name="P10">posts_schema = {</text:p>
      <text:p text:style-name="P14"><text:s text:c="8"/><text:span text:style-name="T4">'author'</text:span><text:span text:style-name="T6">: {</text:span></text:p>
      <text:p text:style-name="P14"><text:s text:c="12"/><text:span text:style-name="T4">'type'</text:span><text:span text:style-name="T6">: </text:span><text:span text:style-name="T4">'objectid'</text:span><text:span text:style-name="T6">,</text:span></text:p>
      <text:p text:style-name="P14"><text:s text:c="12"/><text:span text:style-name="T4">'required'</text:span><text:span text:style-name="T6">: </text:span><text:span text:style-name="T10">True</text:span><text:span text:style-name="T6">,</text:span></text:p>
      <text:p text:style-name="P14"><text:s text:c="12"/><text:span text:style-name="T4">'data_relation'</text:span><text:span text:style-name="T6">: {</text:span></text:p>
      <text:p text:style-name="P14"><text:s text:c="21"/><text:span text:style-name="T4">'resource'</text:span><text:span text:style-name="T6">: </text:span><text:span text:style-name="T4">'people'</text:span><text:span text:style-name="T6">,</text:span></text:p>
      <text:p text:style-name="P14"><text:s text:c="21"/><text:span text:style-name="T4">'field'</text:span><text:span text:style-name="T6">: </text:span><text:span text:style-name="T4">'_id'</text:span><text:span text:style-name="T6">,</text:span></text:p>
      <text:p text:style-name="P14"><text:s text:c="21"/><text:span text:style-name="T4">'embeddable'</text:span><text:span text:style-name="T6">: </text:span><text:span text:style-name="T10">True</text:span></text:p>
      <text:p text:style-name="P14"><text:span text:style-name="T9"><text:s text:c="12"/></text:span><text:span text:style-name="T6">},</text:span></text:p>
      <text:p text:style-name="P14"><text:s text:c="8"/><text:span text:style-name="T6">},</text:span></text:p>
      <text:p text:style-name="P14"><text:s text:c="8"/><text:span text:style-name="T4">'type'</text:span><text:span text:style-name="T6">: {</text:span></text:p>
      <text:p text:style-name="P14"><text:s text:c="12"/><text:span text:style-name="T4">'type'</text:span><text:span text:style-name="T6">: </text:span><text:span text:style-name="T4">'string'</text:span><text:span text:style-name="T6">,</text:span></text:p>
      <text:p text:style-name="P14"><text:s text:c="12"/><text:span text:style-name="T4">'allowed'</text:span><text:span text:style-name="T6">: [</text:span><text:span text:style-name="T4">"text"</text:span><text:span text:style-name="T6">, </text:span><text:span text:style-name="T4">"image"</text:span><text:span text:style-name="T6">, </text:span><text:span text:style-name="T4">"video"</text:span><text:span text:style-name="T6">],</text:span></text:p>
      <text:p text:style-name="P14"><text:s text:c="8"/><text:span text:style-name="T6">},</text:span></text:p>
      <text:p text:style-name="P14"><text:s text:c="8"/><text:span text:style-name="T4">'content'</text:span><text:span text:style-name="T6">: {</text:span></text:p>
      <text:p text:style-name="P14"><text:s text:c="12"/><text:span text:style-name="T4">'type'</text:span><text:span text:style-name="T6">: </text:span><text:span text:style-name="T4">'string'</text:span><text:span text:style-name="T6">,</text:span></text:p>
      <text:p text:style-name="P14"><text:s text:c="12"/><text:span text:style-name="T4">'required'</text:span><text:span text:style-name="T6">: </text:span><text:span text:style-name="T10">True</text:span></text:p>
      <text:p text:style-name="P14"><text:span text:style-name="T9"><text:s text:c="8"/></text:span><text:span text:style-name="T6">},</text:span></text:p>
      <text:p text:style-name="P14"><text:soft-page-break/><text:s text:c="8"/><text:span text:style-name="T4">'location'</text:span><text:span text:style-name="T6">: {</text:span></text:p>
      <text:p text:style-name="P14"><text:s text:c="12"/><text:span text:style-name="T4">'type'</text:span><text:span text:style-name="T6">: </text:span><text:span text:style-name="T4">'dict'</text:span><text:span text:style-name="T6">,</text:span></text:p>
      <text:p text:style-name="P14"><text:s text:c="12"/><text:span text:style-name="T4">'schema'</text:span><text:span text:style-name="T6">: {</text:span></text:p>
      <text:p text:style-name="P14"><text:s text:c="16"/><text:span text:style-name="T4">'address'</text:span><text:span text:style-name="T6">: {</text:span><text:span text:style-name="T4">'type'</text:span><text:span text:style-name="T6">: </text:span><text:span text:style-name="T4">'string'</text:span><text:span text:style-name="T6">},</text:span></text:p>
      <text:p text:style-name="P14"><text:s text:c="16"/><text:span text:style-name="T4">'city'</text:span><text:span text:style-name="T6">: {</text:span><text:span text:style-name="T4">'type'</text:span><text:span text:style-name="T6">: </text:span><text:span text:style-name="T4">'string'</text:span><text:span text:style-name="T6">}</text:span></text:p>
      <text:p text:style-name="P14"><text:s text:c="12"/><text:span text:style-name="T6">}</text:span></text:p>
      <text:p text:style-name="P14"><text:s text:c="8"/><text:span text:style-name="T6">},</text:span></text:p>
      <text:p text:style-name="P14"><text:s text:c="8"/><text:span text:style-name="T4">'keywords'</text:span><text:span text:style-name="T6">: {</text:span></text:p>
      <text:p text:style-name="P14"><text:s text:c="12"/><text:span text:style-name="T4">'type'</text:span><text:span text:style-name="T6">: </text:span><text:span text:style-name="T4">'list'</text:span><text:span text:style-name="T6">,</text:span></text:p>
      <text:p text:style-name="P14"><text:s text:c="8"/><text:span text:style-name="T6">},</text:span></text:p>
      <text:p text:style-name="P14"><text:s text:c="8"/><text:span text:style-name="T4">'post_image_path'</text:span><text:span text:style-name="T6">: {</text:span></text:p>
      <text:p text:style-name="P14"><text:s text:c="12"/><text:span text:style-name="T4">'type' </text:span><text:span text:style-name="T6">: </text:span><text:span text:style-name="T4">'string'</text:span><text:span text:style-name="T6">,</text:span></text:p>
      <text:p text:style-name="P14"><text:s text:c="8"/><text:span text:style-name="T6">},</text:span></text:p>
      <text:p text:style-name="P12"><text:s text:c="4"/><text:span text:style-name="T6">}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5T10:28:52.505002070</meta:creation-date>
    <meta:editing-duration>PT11M36S</meta:editing-duration>
    <meta:editing-cycles>3</meta:editing-cycles>
    <meta:generator>LibreOffice/4.2.7.2$Linux_X86_64 LibreOffice_project/420m0$Build-2</meta:generator>
    <dc:date>2015-04-05T23:33:02.722343693</dc:date>
    <meta:document-statistic meta:table-count="1" meta:image-count="0" meta:object-count="0" meta:page-count="10" meta:paragraph-count="383" meta:word-count="643" meta:character-count="8300" meta:non-whitespace-character-count="4527"/>
  </office:meta>
</office:document-meta>
</file>